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ato Black" svg:font-family="'Lato Black'" style:font-pitch="variable"/>
    <style:font-face style:name="Lato Light" svg:font-family="'Lato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ato Black"/>
    </style:style>
    <style:style style:name="P2" style:family="paragraph" style:parent-style-name="Standard">
      <style:text-properties style:font-name="Lato Light"/>
    </style:style>
    <style:style style:name="P3" style:family="paragraph" style:parent-style-name="Text_20_body">
      <style:text-properties style:font-name="Lato Black"/>
    </style:style>
    <style:style style:name="P4" style:family="paragraph" style:parent-style-name="Standard">
      <style:text-properties style:font-name="Lato Light" officeooo:rsid="00008e50" officeooo:paragraph-rsid="00008e50"/>
    </style:style>
    <style:style style:name="P5" style:family="paragraph" style:parent-style-name="Standard" style:list-style-name="L1">
      <style:text-properties style:font-name="Lato Light" officeooo:rsid="00008e50" officeooo:paragraph-rsid="00008e50"/>
    </style:style>
    <style:style style:name="P6" style:family="paragraph" style:parent-style-name="Standard" style:list-style-name="L1">
      <style:text-properties style:font-name="Monospace" fo:font-size="8pt" officeooo:rsid="00008e50" officeooo:paragraph-rsid="00008e50" style:font-size-asian="8pt" style:font-size-complex="8pt"/>
    </style:style>
    <style:style style:name="P7" style:family="paragraph" style:parent-style-name="Standard">
      <style:text-properties style:font-name="Monospace" fo:font-size="8pt" officeooo:rsid="00008e50" officeooo:paragraph-rsid="00008e50" style:font-size-asian="8pt" style:font-size-complex="8pt"/>
    </style:style>
    <style:style style:name="P8" style:family="paragraph" style:parent-style-name="Text_20_body">
      <style:text-properties style:font-name="Lato Black" officeooo:paragraph-rsid="00068076"/>
    </style:style>
    <style:style style:name="P9" style:family="paragraph" style:parent-style-name="Standard">
      <style:text-properties style:font-name="Lato Light" officeooo:rsid="0001f8da" officeooo:paragraph-rsid="0001f8da"/>
    </style:style>
    <style:style style:name="P10" style:family="paragraph" style:parent-style-name="Standard">
      <style:paragraph-properties fo:break-before="page"/>
      <style:text-properties style:font-name="Lato Light" officeooo:rsid="0001f8da" officeooo:paragraph-rsid="0001f8da"/>
    </style:style>
    <style:style style:name="P11" style:family="paragraph" style:parent-style-name="Standard">
      <style:text-properties style:font-name="Monospace" fo:font-size="6pt" officeooo:rsid="0001f8da" officeooo:paragraph-rsid="0001f8da" style:font-size-asian="6pt" style:font-size-complex="6pt"/>
    </style:style>
    <style:style style:name="P12" style:family="paragraph" style:parent-style-name="Standard">
      <style:paragraph-properties style:writing-mode="lr-tb"/>
      <style:text-properties style:font-name="Monospace" fo:font-size="6pt" officeooo:rsid="0001f8da" officeooo:paragraph-rsid="00076968" style:font-size-asian="6pt" style:font-size-complex="6pt"/>
    </style:style>
    <style:style style:name="P13" style:family="paragraph" style:parent-style-name="Standard">
      <style:text-properties style:font-name="Lato Light" officeooo:rsid="0004f533" officeooo:paragraph-rsid="0004f533"/>
    </style:style>
    <style:style style:name="P14" style:family="paragraph" style:parent-style-name="Standard">
      <style:text-properties style:font-name="Lato Light" officeooo:rsid="0003b88f" officeooo:paragraph-rsid="0003b88f"/>
    </style:style>
    <style:style style:name="P15" style:family="paragraph" style:parent-style-name="Standard">
      <style:text-properties style:font-name="Lato Light" officeooo:rsid="0004f533" officeooo:paragraph-rsid="00067d8e"/>
    </style:style>
    <style:style style:name="P16" style:family="paragraph" style:parent-style-name="Standard">
      <style:text-properties style:font-name="Lato Light" officeooo:rsid="00067d8e" officeooo:paragraph-rsid="00067d8e"/>
    </style:style>
    <style:style style:name="P17" style:family="paragraph" style:parent-style-name="Standard">
      <style:text-properties style:font-name="Monospace" fo:font-size="8pt" officeooo:rsid="000406fe" officeooo:paragraph-rsid="00067d8e" style:font-size-asian="8pt" style:font-size-complex="8pt"/>
    </style:style>
    <style:style style:name="P18" style:family="paragraph" style:parent-style-name="Standard">
      <style:text-properties style:font-name="Monospace" fo:font-size="8pt" officeooo:rsid="00067d8e" officeooo:paragraph-rsid="00067d8e" style:font-size-asian="8pt" style:font-size-complex="8pt"/>
    </style:style>
    <style:style style:name="P19" style:family="paragraph" style:parent-style-name="Standard">
      <style:text-properties officeooo:rsid="0004f533" officeooo:paragraph-rsid="00067d8e"/>
    </style:style>
    <style:style style:name="P20" style:family="paragraph" style:parent-style-name="Standard">
      <style:text-properties style:font-name="Monospace" fo:font-size="8pt" fo:font-weight="normal" officeooo:rsid="000406fe" officeooo:paragraph-rsid="00067d8e" style:font-size-asian="8pt" style:font-weight-asian="normal" style:font-size-complex="8pt" style:font-weight-complex="normal"/>
    </style:style>
    <style:style style:name="P21" style:family="paragraph" style:parent-style-name="Standard">
      <style:text-properties officeooo:rsid="0004f533" officeooo:paragraph-rsid="0004f533"/>
    </style:style>
    <style:style style:name="P22" style:family="paragraph" style:parent-style-name="Standard">
      <style:text-properties style:font-name="Lato Light" officeooo:rsid="00008e50" officeooo:paragraph-rsid="000406fe"/>
    </style:style>
    <style:style style:name="P23" style:family="paragraph" style:parent-style-name="Standard">
      <style:text-properties style:font-name="Monospace" fo:font-size="8pt" officeooo:rsid="00068076" officeooo:paragraph-rsid="00068076" style:font-size-asian="8pt" style:font-size-complex="8pt"/>
    </style:style>
    <style:style style:name="P24" style:family="paragraph" style:parent-style-name="Standard">
      <style:text-properties style:font-name="Lato Light" officeooo:rsid="00068076" officeooo:paragraph-rsid="00068076"/>
    </style:style>
    <style:style style:name="T1" style:family="text">
      <style:text-properties officeooo:rsid="00008e50"/>
    </style:style>
    <style:style style:name="T2" style:family="text">
      <style:text-properties officeooo:rsid="00076968"/>
    </style:style>
    <style:style style:name="T3" style:family="text">
      <style:text-properties officeooo:rsid="0001f8da"/>
    </style:style>
    <style:style style:name="T4" style:family="text">
      <style:text-properties officeooo:rsid="00067d8e"/>
    </style:style>
    <style:style style:name="T5" style:family="text">
      <style:text-properties officeooo:rsid="000406fe"/>
    </style:style>
    <style:style style:name="T6" style:family="text">
      <style:text-properties style:font-name="Lato Light"/>
    </style:style>
    <style:style style:name="T7" style:family="text">
      <style:text-properties style:font-name="Lato Light" officeooo:rsid="00067d8e"/>
    </style:style>
    <style:style style:name="T8" style:family="text">
      <style:text-properties officeooo:rsid="00068076"/>
    </style:style>
    <style:style style:name="T9" style:family="text">
      <style:text-properties style:font-name="Monospace"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Camp 2025 – Module 2 – Checkpoint <text:span text:style-name="T1">4</text:span>:<text:tab/><text:span text:style-name="T1">Questions</text:span></text:p>
      <text:p text:style-name="P1">Date: 2025, Feb. <text:span text:style-name="T2">19</text:span>th</text:p>
      <text:p text:style-name="P2">Student: Alexandr Gomez.</text:p>
      <text:p text:style-name="P2"/>
      <text:p text:style-name="P3"><text:span text:style-name="T1">1. </text:span>¿Cuál es la diferencia entre una lista y una tupla en Python?</text:p>
      <text:p text:style-name="P4">Ambas son estructuras de datos, un tipo de dato primitivo de Python, designadas para contener una serie de items, con unas claras diferencias:</text:p>
      <text:p text:style-name="P4"/>
      <text:list text:style-name="L1">
        <text:list-item>
          <text:p text:style-name="P5">Sintáxis:<text:line-break/><text:line-break/>La sintáxis típica de una lista usa corchetes [ ], conteniendo cada valor dentro de ellos, separados por coma.<text:line-break/><text:line-break/>Ejemplo:<text:tab/></text:p>
          <text:p text:style-name="P6">colores_primarios = [ [luz =‘rojo’, ‘verde’, ‘azul’], [ [ pigmento = ‘cyan’, ‘magenta’, ‘amarillo’,] # Dos listas anidadas en una.<text:line-break/><text:line-break/><text:line-break/></text:p>
        </text:list-item>
      </text:list>
      <text:p text:style-name="P7"/>
      <text:list text:continue-numbering="true" text:style-name="L1">
        <text:list-header>
          <text:p text:style-name="P5">Las tuplas, en cambio, utilizan paréntesis:<text:line-break/><text:line-break/>Ejemplo:<text:tab/></text:p>
          <text:p text:style-name="P6">colores_primarios<text:span text:style-name="T3">_tupla</text:span> = <text:span text:style-name="T3">(</text:span> ‘<text:span text:style-name="T3">Item 1’, ‘Item 2’, [</text:span>luz =‘rojo’, ‘verde’, ‘azul’], [ [ pigmento = ‘cyan’, ‘magenta’, ‘amarillo’,] # <text:span text:style-name="T3">Esta tupla contiene dos listas anidadas, además de otros items.</text:span></text:p>
        </text:list-header>
      </text:list>
      <text:p text:style-name="P7"/>
      <text:list text:continue-numbering="true" text:style-name="L1">
        <text:list-item>
          <text:p text:style-name="P5">Inmutabilidad:</text:p>
          <text:p text:style-name="P5"><text:tab/></text:p>
          <text:p text:style-name="P5">Esta propiedad, en la que se basan las tuplas, impide poder editar el contenido de estas (no así reasignarlo a través de diversas técnicas, como la concatenación de nuevos items a una copia de la tupla original que después es renombrada). </text:p>
          <text:p text:style-name="P5"/>
          <text:p text:style-name="P5">Las listas, en cambio, sí pueden modificadas <text:span text:style-name="T3">directamente</text:span>, por lo que su condición son de mutabilidad.<text:line-break/></text:p>
        </text:list-item>
      </text:list>
      <text:p text:style-name="P8"/>
      <text:p text:style-name="P8"><text:span text:style-name="T1">2. </text:span>¿Cuál es el orden de las operaciones?</text:p>
      <text:p text:style-name="P9">En inglés, PEMDAS:<text:line-break/></text:p>
      <text:p text:style-name="P9">P - Paréntesis<text:line-break/>E – Expontes / Raíces<text:line-break/>M - Multiplicaciones<text:line-break/>D - Divisiones<text:line-break/>A - Sumas<text:line-break/>S – Restas</text:p>
      <text:p text:style-name="P9"/>
      <text:p text:style-name="P9">Existe cierta controversia, en casi cualquier lenguaje de programación, respecto a si el orden de las operaciones debería anteponer las divisiones (PEDMAS) a las multiplicaciones (PEMDAS), incluso entre el orden de prioridad de restas y sumas, pero haciendo cálculos, no importaría qué orden seguir a ese respecto pues, los resultados, seguirían siendo los mismos.</text:p>
      <text:p text:style-name="P9"/>
      <text:p text:style-name="P9">No obstante, se denominda/se utiliza PEMDAS.</text:p>
      <text:p text:style-name="P10"/>
      <text:p text:style-name="P3"><text:span text:style-name="T1">3. </text:span>¿Qué es un diccionario Python?</text:p>
      <text:p text:style-name="P9">Es otro tipo de dato primitivo, de estructura de datos, como también son Listas y Tuplas.</text:p>
      <text:p text:style-name="P9"/>
      <text:p text:style-name="P9">Su sintáxis, utiliza llaves { } y, a diferencia de las anteriores, contiene Claves y sus respectivos valores, separadas por un colon :.</text:p>
      <text:p text:style-name="P9"/>
      <text:p text:style-name="P9">Ejemplo:</text:p>
      <text:p text:style-name="P9"/>
      <text:p text:style-name="P11">logins = {</text:p>
      <text:p text:style-name="P11"><text:tab/>'root' : 'mihiuhjkhbuih',</text:p>
      <text:p text:style-name="P11"><text:tab/>'user1' : 'kasjdaokjdaosd'</text:p>
      <text:p text:style-name="P11">}</text:p>
      <text:p text:style-name="P11"/>
      <text:p text:style-name="P11">print('The root pwd is: ' + list(logins.values())[0])</text:p>
      <text:p text:style-name="P11"/>
      <text:p text:style-name="P11"/>
      <text:p text:style-name="P12">paletas_colores = {</text:p>
      <text:p text:style-name="P12"><text:tab/>'dark' : ['black', 'gray', 'purple'],</text:p>
      <text:p text:style-name="P12"><text:tab/>'primavera' : ['verde', 'amarillo', 'cyan'],</text:p>
      <text:p text:style-name="P12"><text:tab/>'ocaso' : ['naranja', 'ocre', 'teja']</text:p>
      <text:p text:style-name="P12">}</text:p>
      <text:p text:style-name="P12"/>
      <text:p text:style-name="P12"/>
      <text:p text:style-name="P12">print(list(paletas_colores.values())[1][2]) # cyan</text:p>
      <text:p text:style-name="P12">print( list(paletas_colores.values())[0]) <text:s text:c="2"/># black</text:p>
      <text:p text:style-name="P11"/>
      <text:p text:style-name="P11"/>
      <text:p text:style-name="P9"/>
      <text:p text:style-name="P3"><text:span text:style-name="T1">4. </text:span>¿Cuál es la diferencia entre el método ordenado y la función de ordenación?</text:p>
      <text:p text:style-name="P13">Función de Ordenación:<text:tab/>.sort()</text:p>
      <text:p text:style-name="P13">Método Ordenado:<text:tab/><text:tab/> Sorted()</text:p>
      <text:p text:style-name="P14"/>
      <text:p text:style-name="P13">Ambas funciones pueden servir para ordenar una estructura de datos, una lista, alfab<text:span text:style-name="T2">e</text:span>ticamente, <text:span text:style-name="T4">o numericamente,</text:span> pero tienen más usos y claras diferencias.</text:p>
      <text:p text:style-name="P13"/>
      <text:p text:style-name="P15">El método ordenado, si bien puede trabajar con tuplas además de listas, siempre devolverá una lista. </text:p>
      <text:p text:style-name="P15">Puede ser usado para almacenar un valor de lista previo en una nueva variable, o ser directamente invocado.</text:p>
      <text:p text:style-name="P16">Una característica curiosa es que, si pasamos una cadena como argumento, separará cada caracter de dicha como un nuevo item de la lista, ordenado.</text:p>
      <text:p text:style-name="P16"/>
      <text:p text:style-name="P17">lista = ['d', 'a', 'b', 'c']</text:p>
      <text:p text:style-name="P18">print(sorted(lista))<text:tab/># <text:span text:style-name="T5"><text:s/>['a', 'b', 'c', 'd']</text:span></text:p>
      <text:p text:style-name="P17"/>
      <text:p text:style-name="P17">tupla = (3, 9, 8, 1)</text:p>
      <text:p text:style-name="P17">sorted_tupla = sorted(tupla)</text:p>
      <text:p text:style-name="P17">print(sorted_tupla)<text:tab/><text:span text:style-name="T4"># [1, 3, 8, 9]</text:span></text:p>
      <text:p text:style-name="P17"/>
      <text:p text:style-name="P17">new_lista = sorted('bad')</text:p>
      <text:p text:style-name="P17">print(new_lista) <text:tab/><text:span text:style-name="T4"># [‘b’, ‘a’, ‘d’]</text:span> <text:s text:c="6"/></text:p>
      <text:p text:style-name="P16"/>
      <text:p text:style-name="P13"/>
      <text:p text:style-name="P19"><text:span text:style-name="T6">La Función de Ordenación, en cambio, sólo puede ser usada con lista</text:span><text:span text:style-name="T7">s, pues trabaja con un principio de inmutabilidad.</text:span></text:p>
      <text:p text:style-name="P19"><text:span text:style-name="T7">Su resultado no podrá ser almacenado en nuevas variables, sino únicamente ejecutado al invocarlo.</text:span></text:p>
      <text:p text:style-name="P19"><text:span text:style-name="T7">Además, como a</text:span><text:span text:style-name="T6">rgumento podemos </text:span><text:span text:style-name="T7">pedir</text:span><text:span text:style-name="T6"> que muestre el orden inverso. </text:span></text:p>
      <text:p text:style-name="P19"><text:span text:style-name="T7"/></text:p>
      <text:p text:style-name="P17"/>
      <text:p text:style-name="P17">lista = ['d', 'a', 'b', 'c']</text:p>
      <text:p text:style-name="P17"/>
      <text:p text:style-name="P17">lista.sort()</text:p>
      <text:p text:style-name="P17">print(lista) <text:s text:c="3"/># ['a', 'b', 'c', 'd']</text:p>
      <text:p text:style-name="P17"/>
      <text:p text:style-name="P17">lista.sort(reverse=True)</text:p>
      <text:p text:style-name="P20">print(lista) <text:s text:c="3"/># ['d', 'c', 'b', 'a']</text:p>
      <text:p text:style-name="P21"><text:span text:style-name="T6"/></text:p>
      <text:p text:style-name="P14"/>
      <text:p text:style-name="P22"><text:soft-page-break/></text:p>
      <text:p text:style-name="P4"/>
      <text:p text:style-name="P3"><text:span text:style-name="T1">5. </text:span>¿Qué es un operador de reasignación?</text:p>
      <text:p text:style-name="P16">Son operadores preferentemente deseados para trabajar con tipos de datos inmutables, como pueden ser las cadenas o las tuplas.</text:p>
      <text:p text:style-name="P16"/>
      <text:p text:style-name="P16">Funcionan reasignando la operación , según el operador usado, sobre el operando indicado.</text:p>
      <text:p text:style-name="P16"/>
      <text:p text:style-name="P16">Su otra mejor función, <text:span text:style-name="T8">en general,</text:span> es hacer más fácil la mutación de valores sobre sí mismos, escribir código más claro, rápido y organizado.</text:p>
      <text:p text:style-name="P16"/>
      <text:p text:style-name="P16">Ejemplos:</text:p>
      <text:p text:style-name="P16"/>
      <text:p text:style-name="P16"><text:span text:style-name="T9"><text:s/></text:span></text:p>
      <text:p text:style-name="P16"><text:span text:style-name="T9">number = 37</text:span></text:p>
      <text:p text:style-name="P16"><text:span text:style-name="T9">number += 1 # Igual que escribir number = number + 1</text:span></text:p>
      <text:p text:style-name="P16"><text:span text:style-name="T9">print(number) # </text:span><text:s/>38</text:p>
      <text:p text:style-name="P16"/>
      <text:p text:style-name="P16"/>
      <text:p text:style-name="P16"/>
      <text:p text:style-name="P23"># En reasignación de elementos</text:p>
      <text:p text:style-name="P23"/>
      <text:p text:style-name="P23">tupla_reasignacion = (1,2,3,4)</text:p>
      <text:p text:style-name="P23">tupla_reasignacion += (5,)</text:p>
      <text:p text:style-name="P23">print(tupla_reasignacion)<text:tab/># (1,2,3,4,5)</text:p>
      <text:p text:style-name="P23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ato Black" svg:font-family="'Lato Black'" style:font-pitch="variable"/>
    <style:font-face style:name="Lato Light" svg:font-family="'Lato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1cm" fo:margin-bottom="0.381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0:21:31.252422188</meta:creation-date>
    <dc:date>2025-02-19T12:06:12.022514566</dc:date>
    <meta:editing-duration>PT16M1S</meta:editing-duration>
    <meta:editing-cycles>1</meta:editing-cycles>
    <meta:document-statistic meta:table-count="0" meta:image-count="0" meta:object-count="0" meta:page-count="3" meta:paragraph-count="70" meta:word-count="667" meta:character-count="4259" meta:non-whitespace-character-count="3624"/>
    <meta:generator>LibreOffice/24.8.4.2$Linux_X86_64 LibreOffice_project/480$Build-2</meta:generator>
  </office:meta>
</office:document-meta>
</file>